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B2B2B2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14">
      <style:table-cell-properties fo:border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fo:background-color="#B2B2B2"/>
    </style:style>
    <style:style style:name="ce10" style:family="table-cell" style:parent-style-name="Default" style:data-style-name="N0">
      <style:table-cell-properties fo:border="thin solid #000000" style:vertical-align="automatic" fo:background-color="#B2B2B2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background-color="#B2B2B2" style:repeat-content="false"/>
      <style:paragraph-properties fo:text-align="center"/>
    </style:style>
    <style:style style:name="ce12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43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number-columns-spanned="6" table:number-rows-spanned="1" table:style-name="ce8">
            <text:p>Mesh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table:number-columns-spanned="2" table:number-rows-spanned="1" table:style-name="ce9"/>
          <table:covered-table-cell/>
          <table:table-cell office:value-type="string" table:style-name="ce2">
            <text:p>#0</text:p>
          </table:table-cell>
          <table:table-cell office:value-type="string" table:style-name="ce2">
            <text:p>#1</text:p>
          </table:table-cell>
          <table:table-cell office:value-type="string" table:style-name="ce2">
            <text:p>#2</text:p>
          </table:table-cell>
          <table:table-cell office:value-type="string" table:style-name="ce2">
            <text:p>#3</text:p>
          </table:table-cell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10">
            <text:p>SL</text:p>
          </table:table-cell>
          <table:table-cell office:value-type="string" table:style-name="ce3">
            <text:p>n</text:p>
          </table:table-cell>
          <table:table-cell office:value-type="float" office:value="3" table:style-name="ce12">
            <text:p>3.00</text:p>
          </table:table-cell>
          <table:table-cell office:value-type="float" office:value="4" table:style-name="ce12">
            <text:p>4.00</text:p>
          </table:table-cell>
          <table:table-cell office:value-type="float" office:value="5" table:style-name="ce12">
            <text:p>5.00</text:p>
          </table:table-cell>
          <table:table-cell office:value-type="float" office:value="6" table:style-name="ce12">
            <text:p>6.00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3">
            <text:p>1st layer th.</text:p>
          </table:table-cell>
          <table:table-cell office:value-type="float" office:value="2.5000000000000001E-3" table:style-name="ce13">
            <text:p>0.0025</text:p>
          </table:table-cell>
          <table:table-cell office:value-type="float" office:value="2E-3" table:style-name="ce13">
            <text:p>0.0020</text:p>
          </table:table-cell>
          <table:table-cell office:value-type="float" office:value="2E-3" table:style-name="ce13">
            <text:p>0.0020</text:p>
          </table:table-cell>
          <table:table-cell office:value-type="float" office:value="1.5E-3" table:style-name="ce13">
            <text:p>0.0015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3">
            <text:p>% estrusione</text:p>
          </table:table-cell>
          <table:table-cell office:value-type="percentage" office:value="0.97" table:style-name="ce7">
            <text:p>97.00%</text:p>
          </table:table-cell>
          <table:table-cell office:value-type="percentage" office:value="0.94" table:style-name="ce7">
            <text:p>94.00%</text:p>
          </table:table-cell>
          <table:table-cell office:value-type="percentage" office:value="0.95699999999999996" table:style-name="ce7">
            <text:p>95.70%</text:p>
          </table:table-cell>
          <table:table-cell office:value-type="percentage" office:value="0.98599999999999999" table:style-name="ce7">
            <text:p>98.60%</text:p>
          </table:table-cell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11">
            <text:p>deltaX</text:p>
          </table:table-cell>
          <table:covered-table-cell/>
          <table:table-cell office:value-type="float" office:value="6.3E-2" table:style-name="ce4">
            <text:p>0.063</text:p>
          </table:table-cell>
          <table:table-cell office:value-type="float" office:value="6.3E-2" table:style-name="ce5">
            <text:p>0.063</text:p>
          </table:table-cell>
          <table:table-cell office:value-type="float" office:value="3.3000000000000002E-2" table:style-name="ce5">
            <text:p>0.033</text:p>
          </table:table-cell>
          <table:table-cell office:value-type="float" office:value="3.1E-2" table:style-name="ce5">
            <text:p>0.031</text:p>
          </table:table-cell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11">
            <text:p>dz_sopraSupAriaAcqua</text:p>
          </table:table-cell>
          <table:covered-table-cell/>
          <table:table-cell office:value-type="float" office:value="1.7999999999999999E-2" table:style-name="ce4">
            <text:p>0.018</text:p>
          </table:table-cell>
          <table:table-cell office:value-type="float" office:value="1.4E-2" table:style-name="ce5">
            <text:p>0.014</text:p>
          </table:table-cell>
          <table:table-cell office:value-type="float" office:value="1.4E-2" table:style-name="ce5">
            <text:p>0.014</text:p>
          </table:table-cell>
          <table:table-cell office:value-type="float" office:value="1.2999999999999999E-2" table:style-name="ce5">
            <text:p>0.013</text:p>
          </table:table-cell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11">
            <text:p>L (con max refinement)</text:p>
          </table:table-cell>
          <table:covered-table-cell/>
          <table:table-cell office:value-type="float" office:value="3.5" table:style-name="ce4">
            <text:p>3.5</text:p>
          </table:table-cell>
          <table:table-cell office:value-type="float" office:value="3.5" table:style-name="ce5">
            <text:p>3.5</text:p>
          </table:table-cell>
          <table:table-cell office:value-type="float" office:value="2" table:style-name="ce5">
            <text:p>2</text:p>
          </table:table-cell>
          <table:table-cell office:value-type="float" office:value="1.5" table:style-name="ce5">
            <text:p>1.5</text:p>
          </table:table-cell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11">
            <text:p>nCells</text:p>
          </table:table-cell>
          <table:table-cell office:value-type="string" table:style-name="ce3">
            <text:p>target</text:p>
          </table:table-cell>
          <table:table-cell office:value-type="float" office:value="982158" table:style-name="ce4">
            <text:p>982158</text:p>
          </table:table-cell>
          <table:table-cell office:value-type="float" office:value="1276806.7" table:formula="of:=[.C10]*1.3" table:style-name="ce5">
            <text:p>1276806.7</text:p>
          </table:table-cell>
          <table:table-cell office:value-type="float" office:value="1560960.7" table:formula="of:=[.D10]*1.3" table:style-name="ce5">
            <text:p>1560960.7</text:p>
          </table:table-cell>
          <table:table-cell office:value-type="float" office:value="2036795.8" table:formula="of:=[.E10]*1.3" table:style-name="ce5">
            <text:p>2036795.8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3">
            <text:p>real</text:p>
          </table:table-cell>
          <table:table-cell office:value-type="float" office:value="982159" table:style-name="ce4">
            <text:p>982159</text:p>
          </table:table-cell>
          <table:table-cell office:value-type="float" office:value="1200739" table:style-name="ce5">
            <text:p>1200739</text:p>
          </table:table-cell>
          <table:table-cell office:value-type="float" office:value="1566766" table:style-name="ce5">
            <text:p>1566766</text:p>
          </table:table-cell>
          <table:table-cell office:value-type="float" office:value="2136721" table:style-name="ce5">
            <text:p>2136721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3">
            <text:p>delta%</text:p>
          </table:table-cell>
          <table:table-cell office:value-type="string" table:style-name="ce4">
            <text:p>-</text:p>
          </table:table-cell>
          <table:table-cell office:value-type="float" office:value="1.2225505238968435" table:formula="of:=[.D10]/[.C10]" table:style-name="ce6">
            <text:p>1.222550524</text:p>
          </table:table-cell>
          <table:table-cell office:value-type="float" office:value="1.3048347725858824" table:formula="of:=[.E10]/[.D10]" table:style-name="ce5">
            <text:p>1.304834773</text:p>
          </table:table-cell>
          <table:table-cell office:value-type="float" office:value="1.3688499652809965" table:formula="of:=[.F10]/[.E9]" table:style-name="ce5">
            <text:p>1.368849965</text:p>
          </table:table-cell>
          <table:table-cell table:number-columns-repeated="16378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number-columns-spanned="5" table:number-rows-spanned="1" table:style-name="ce8">
            <text:p>Risultati</text:p>
          </table:table-cell>
          <table:covered-table-cell table:number-columns-repeated="4"/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2">
            <text:p>#0</text:p>
          </table:table-cell>
          <table:table-cell office:value-type="string" table:style-name="ce2">
            <text:p>#1</text:p>
          </table:table-cell>
          <table:table-cell office:value-type="string" table:style-name="ce2">
            <text:p>#2</text:p>
          </table:table-cell>
          <table:table-cell office:value-type="string" table:style-name="ce2">
            <text:p>#3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3">
            <text:p>fx</text:p>
          </table:table-cell>
          <table:table-cell table:number-columns-repeated="2" table:style-name="ce6"/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3">
            <text:p>fy</text:p>
          </table:table-cell>
          <table:table-cell table:number-columns-repeated="4" table:style-name="ce5"/>
          <table:table-cell table:number-columns-repeated="16379"/>
        </table:table-row>
        <table:table-row table:style-name="ro2">
          <table:table-cell office:value-type="string" table:style-name="ce3">
            <text:p>fz</text:p>
          </table:table-cell>
          <table:table-cell table:number-columns-repeated="4" table:style-name="ce5"/>
          <table:table-cell table:number-columns-repeated="16379"/>
        </table:table-row>
        <table:table-row table:number-rows-repeated="104855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4">
      <number:number number:decimal-places="2" number:min-integer-digits="1"/>
      <number:text>%</number:text>
    </number:percentage-style>
    <number:number-style style:name="N43">
      <number:number number:decimal-places="4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dc:creator>Lorenzo Vecchietti</dc:creator>
    <meta:creation-date>2021-05-09T23:14:30Z</meta:creation-date>
    <dc:date>2021-06-04T20:33:31Z</dc:date>
    <meta:editing-cycles>16</meta:editing-cycles>
    <meta:editing-duration>PT14759S</meta:editing-duration>
  </office:meta>
</office:document-meta>
</file>